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P2" style:family="paragraph" style:parent-style-name="Standard" style:list-style-name="L2"/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P1"/>
      <text:list xml:id="list5460808565622602272" text:style-name="L1">
        <text:list-item>
          <text:p text:style-name="P3"><text:bookmark text:name="yui_3_17_2_1_1534915039662_119"/>UML (at least 5 diagrams)</text:p>
        </text:list-item>
        <text:list-item>
          <text:p text:style-name="P3">Metrics (at least two. Sonarcube would be great)</text:p>
        </text:list-item>
        <text:list-item>
          <text:p text:style-name="P4">Clean Code Development (at least 5 points you can show me)</text:p>
        </text:list-item>
        <text:list-item>
          <text:p text:style-name="P4">Continous Delivery (show me your pipeline in e.g. Jenkins and Travis-CI)</text:p>
        </text:list-item>
        <text:list-item>
          <text:p text:style-name="P4">AOP (show me where you could have integrated AOP stuff =&gt; the jointpoints)</text:p>
        </text:list-item>
        <text:list-item>
          <text:p text:style-name="P4">DSL (Create a small DSL Demo example snippet in your code even if it does not contribute to your project)</text:p>
        </text:list-item>
        <text:list-item>
          <text:p text:style-name="P4">Functional Programming (prove that you have covered all functional definitions in your code as</text:p>
          <text:list>
            <text:list-item>
              <text:p text:style-name="P4">only final data structures</text:p>
            </text:list-item>
            <text:list-item>
              <text:p text:style-name="P4">(mostly) side effect free functions</text:p>
            </text:list-item>
            <text:list-item>
              <text:p text:style-name="P4">the use of higher order functions</text:p>
            </text:list-item>
            <text:list-item>
              <text:p text:style-name="P4">functions as parameters and return values</text:p>
            </text:list-item>
            <text:list-item>
              <text:p text:style-name="P4">use clojures / anonymous functions</text:p>
            </text:list-item>
          </text:list>
        </text:list-item>
        <text:list-item>
          <text:p text:style-name="P4">Show me an idea where to use a logical solver in your code and how you would do it!</text:p>
        </text:list-item>
        <text:list-item>
          <text:p text:style-name="P5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40<text:tab/>2</text:p>
      <text:p text:style-name="Standard"/>
      <text:p text:style-name="Standard"/>
      <text:p text:style-name="Standard"/>
      <text:p text:style-name="Standard">To Do:</text:p>
      <text:p text:style-name="Standard"/>
      <text:p text:style-name="Standard">Shift code into functions:</text:p>
      <text:list xml:id="list6196498251755152162" text:style-name="L2">
        <text:list-item>
          <text:p text:style-name="P2">save network</text:p>
          <text:p text:style-name="P2"/>
          <text:p text:style-name="P2">find error (different data results error project(2) ) -&gt; try to use old versions to find error</text:p>
          <text:p text:style-name="P2">drop nations with score &gt;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6M58S</meta:editing-duration>
    <meta:editing-cycles>11</meta:editing-cycles>
    <meta:generator>OpenOffice/4.1.4$Win32 OpenOffice.org_project/414m4$Build-9787</meta:generator>
    <dc:date>2018-10-03T19:52:41.47</dc:date>
    <dc:creator>Denis Baskan</dc:creator>
    <meta:document-statistic meta:table-count="0" meta:image-count="0" meta:object-count="0" meta:page-count="1" meta:paragraph-count="23" meta:word-count="198" meta:character-count="1043"/>
    <meta:user-defined meta:name="Info 1"/>
    <meta:user-defined meta:name="Info 2"/>
    <meta:user-defined meta:name="Info 3"/>
    <meta:user-defined meta:name="Info 4"/>
  </office:meta>
</office:document-meta>
</file>